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ef96" officeooo:paragraph-rsid="001bef96"/>
    </style:style>
    <style:style style:name="P2" style:family="paragraph" style:parent-style-name="Standard">
      <style:paragraph-properties fo:text-align="start" style:justify-single-word="false"/>
      <style:text-properties officeooo:rsid="001bef96" officeooo:paragraph-rsid="001bef96"/>
    </style:style>
    <style:style style:name="P3" style:family="paragraph" style:parent-style-name="Standard">
      <style:paragraph-properties fo:text-align="start" style:justify-single-word="false"/>
      <style:text-properties officeooo:rsid="001c2594" officeooo:paragraph-rsid="001c2594"/>
    </style:style>
    <style:style style:name="P4" style:family="paragraph" style:parent-style-name="Standard">
      <style:paragraph-properties fo:text-align="start" style:justify-single-word="false"/>
      <style:text-properties officeooo:rsid="001dcfab" officeooo:paragraph-rsid="001dcfab"/>
    </style:style>
    <style:style style:name="P5" style:family="paragraph" style:parent-style-name="Standard">
      <style:paragraph-properties fo:text-align="start" style:justify-single-word="false"/>
      <style:text-properties officeooo:rsid="001dcfab" officeooo:paragraph-rsid="001f1277"/>
    </style:style>
    <style:style style:name="P6" style:family="paragraph" style:parent-style-name="Standard">
      <style:paragraph-properties fo:text-align="start" style:justify-single-word="false"/>
      <style:text-properties officeooo:rsid="001f1277" officeooo:paragraph-rsid="001f1277"/>
    </style:style>
    <style:style style:name="P7" style:family="paragraph" style:parent-style-name="Standard">
      <style:paragraph-properties fo:text-align="start" style:justify-single-word="false"/>
      <style:text-properties officeooo:rsid="00206edf" officeooo:paragraph-rsid="00206edf"/>
    </style:style>
    <style:style style:name="P8" style:family="paragraph" style:parent-style-name="Standard">
      <style:paragraph-properties fo:text-align="start" style:justify-single-word="false"/>
      <style:text-properties officeooo:rsid="0021c781" officeooo:paragraph-rsid="0021c781"/>
    </style:style>
    <style:style style:name="P9" style:family="paragraph" style:parent-style-name="Standard">
      <style:paragraph-properties fo:text-align="start" style:justify-single-word="false"/>
      <style:text-properties officeooo:rsid="0023456a" officeooo:paragraph-rsid="0023456a"/>
    </style:style>
    <style:style style:name="P10" style:family="paragraph" style:parent-style-name="Standard">
      <style:paragraph-properties fo:text-align="start" style:justify-single-word="false"/>
      <style:text-properties officeooo:rsid="0023456a" officeooo:paragraph-rsid="002503fc"/>
    </style:style>
    <style:style style:name="P11" style:family="paragraph" style:parent-style-name="Standard">
      <style:paragraph-properties fo:text-align="start" style:justify-single-word="false"/>
      <style:text-properties officeooo:rsid="0023456a" officeooo:paragraph-rsid="00263351"/>
    </style:style>
    <style:style style:name="P12" style:family="paragraph" style:parent-style-name="Standard">
      <style:paragraph-properties fo:text-align="start" style:justify-single-word="false"/>
      <style:text-properties officeooo:rsid="0023456a" officeooo:paragraph-rsid="00274c7f"/>
    </style:style>
    <style:style style:name="P13" style:family="paragraph" style:parent-style-name="Standard">
      <style:paragraph-properties fo:text-align="start" style:justify-single-word="false"/>
      <style:text-properties officeooo:rsid="002503fc" officeooo:paragraph-rsid="002503fc"/>
    </style:style>
    <style:style style:name="P14" style:family="paragraph" style:parent-style-name="Standard">
      <style:paragraph-properties fo:text-align="start" style:justify-single-word="false"/>
      <style:text-properties officeooo:rsid="002503fc" officeooo:paragraph-rsid="00263351"/>
    </style:style>
    <style:style style:name="P15" style:family="paragraph" style:parent-style-name="Standard">
      <style:paragraph-properties fo:text-align="start" style:justify-single-word="false"/>
      <style:text-properties officeooo:rsid="002503fc" officeooo:paragraph-rsid="00274c7f"/>
    </style:style>
    <style:style style:name="P16" style:family="paragraph" style:parent-style-name="Standard">
      <style:paragraph-properties fo:text-align="start" style:justify-single-word="false"/>
      <style:text-properties officeooo:rsid="00263351" officeooo:paragraph-rsid="00263351"/>
    </style:style>
    <style:style style:name="P17" style:family="paragraph" style:parent-style-name="Standard">
      <style:paragraph-properties fo:text-align="start" style:justify-single-word="false"/>
      <style:text-properties officeooo:rsid="00263351" officeooo:paragraph-rsid="00274c7f"/>
    </style:style>
    <style:style style:name="P18" style:family="paragraph" style:parent-style-name="Standard">
      <style:paragraph-properties fo:text-align="start" style:justify-single-word="false"/>
      <style:text-properties officeooo:rsid="00263351" officeooo:paragraph-rsid="0029c9eb"/>
    </style:style>
    <style:style style:name="P19" style:family="paragraph" style:parent-style-name="Standard">
      <style:paragraph-properties fo:text-align="start" style:justify-single-word="false"/>
      <style:text-properties officeooo:rsid="00274c7f" officeooo:paragraph-rsid="00274c7f"/>
    </style:style>
    <style:style style:name="P20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1bef96" officeooo:paragraph-rsid="001bef96"/>
    </style:style>
    <style:style style:name="P21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594" officeooo:paragraph-rsid="001c2594"/>
    </style:style>
    <style:style style:name="P2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06edf" officeooo:paragraph-rsid="00206edf"/>
    </style:style>
    <style:style style:name="P2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1c781" officeooo:paragraph-rsid="0021c781"/>
    </style:style>
    <style:style style:name="P2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3456a" officeooo:paragraph-rsid="0023456a"/>
    </style:style>
    <style:style style:name="P2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503fc" officeooo:paragraph-rsid="002503fc"/>
    </style:style>
    <style:style style:name="P2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503fc" officeooo:paragraph-rsid="00263351"/>
    </style:style>
    <style:style style:name="P2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503fc" officeooo:paragraph-rsid="00274c7f"/>
    </style:style>
    <style:style style:name="T1" style:family="text">
      <style:text-properties officeooo:rsid="001dcfab"/>
    </style:style>
    <style:style style:name="T2" style:family="text">
      <style:text-properties officeooo:rsid="001f127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1277" style:font-weight-asian="normal" style:font-weight-complex="normal"/>
    </style:style>
    <style:style style:name="T5" style:family="text">
      <style:text-properties fo:font-weight="normal" officeooo:rsid="0021c781" style:font-weight-asian="normal" style:font-weight-complex="normal"/>
    </style:style>
    <style:style style:name="T6" style:family="text">
      <style:text-properties fo:font-weight="normal" officeooo:rsid="002503fc" style:font-weight-asian="normal" style:font-weight-complex="normal"/>
    </style:style>
    <style:style style:name="T7" style:family="text">
      <style:text-properties fo:font-weight="normal" officeooo:rsid="00263351" style:font-weight-asian="normal" style:font-weight-complex="normal"/>
    </style:style>
    <style:style style:name="T8" style:family="text">
      <style:text-properties fo:font-weight="normal" officeooo:rsid="00274c7f" style:font-weight-asian="normal" style:font-weight-complex="normal"/>
    </style:style>
    <style:style style:name="T9" style:family="text">
      <style:text-properties fo:font-weight="normal" officeooo:rsid="0029c9e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vey</text:p>
      <text:p text:style-name="P1"/>
      <text:p text:style-name="P2">Question 1:</text:p>
      <text:p text:style-name="P2">How long have you been playing FPL for?</text:p>
      <text:p text:style-name="P2"/>
      <text:p text:style-name="P2">Answers:</text:p>
      <text:p text:style-name="P2">1. 0</text:p>
      <text:p text:style-name="P2">2. 1</text:p>
      <text:p text:style-name="P2">3. 2</text:p>
      <text:p text:style-name="P2">4. 3+</text:p>
      <text:p text:style-name="P2"/>
      <text:p text:style-name="P2">Reason: Just a nice introduction question to ease the user into the survey. Shouldn’t have anyone with ) but this just makes sure of it, can see how much experience users have with the game</text:p>
      <text:p text:style-name="P20"/>
      <text:p text:style-name="P2"/>
      <text:p text:style-name="P2">Question 2:</text:p>
      <text:p text:style-name="P3">Do you use other apps/websites when making transfer decisions?</text:p>
      <text:p text:style-name="P3"/>
      <text:p text:style-name="P3">Answers:</text:p>
      <text:p text:style-name="P3">1. Yes</text:p>
      <text:p text:style-name="P3">2. No</text:p>
      <text:p text:style-name="P3"/>
      <text:p text:style-name="P3">Reason: Justify having an assistant app alongside the official website/app</text:p>
      <text:p text:style-name="P21"/>
      <text:p text:style-name="P3"/>
      <text:p text:style-name="P3">Question 3:</text:p>
      <text:p text:style-name="P3">Do you look up team news to see who will be starting games?</text:p>
      <text:p text:style-name="P3"/>
      <text:p text:style-name="P3">Answers:</text:p>
      <text:p text:style-name="P3">1. Yes</text:p>
      <text:p text:style-name="P3">2. No</text:p>
      <text:p text:style-name="P3"/>
      <text:p text:style-name="P3">Reason: Justify having a line-up predictor</text:p>
      <text:p text:style-name="P21"/>
      <text:p text:style-name="P3"/>
      <text:p text:style-name="P3">Question 4:</text:p>
      <text:p text:style-name="P3">Which of the following features do you see as the most important/useful <text:span text:style-name="T1">outside of the ones offered by the official app/website</text:span>? (pick 3)</text:p>
      <text:p text:style-name="P3"/>
      <text:p text:style-name="P3">Answers:</text:p>
      <text:p text:style-name="P3">1. This weeks fixtures</text:p>
      <text:p text:style-name="P3">2. Line-up predictor</text:p>
      <text:p text:style-name="P3">3. Player comparison tool</text:p>
      <text:p text:style-name="P3">4. Blog/Articles</text:p>
      <text:p text:style-name="P3">5. <text:span text:style-name="T1">Best team this week predictor (with 100m budget and without)</text:span></text:p>
      <text:p text:style-name="P4">6. Your live rank/points</text:p>
      <text:p text:style-name="P4">7. Predicted players price risers/drop</text:p>
      <text:p text:style-name="P5">8. <text:span text:style-name="T2">Tool to analyze</text:span><text:span text:style-name="T4"> your team, predict score and who to captain</text:span></text:p>
      <text:p text:style-name="P6"><text:soft-page-break/><text:span text:style-name="T3">9. <text:s/>Show how you compare to the top 1000 managers (opposed to average rank of all players)</text:span></text:p>
      <text:p text:style-name="P6"><text:span text:style-name="T3">10. Other …</text:span></text:p>
      <text:p text:style-name="P6"><text:span text:style-name="T3"/></text:p>
      <text:p text:style-name="P7"><text:span text:style-name="T3">Reason: To choose/justify what features to have in the ap</text:span><text:span text:style-name="T5">p</text:span></text:p>
      <text:p text:style-name="P22"><text:span text:style-name="T3"/></text:p>
      <text:p text:style-name="P7"><text:span text:style-name="T3"/></text:p>
      <text:p text:style-name="P7"><text:span text:style-name="T3">Question 5:</text:span></text:p>
      <text:p text:style-name="P8"><text:span text:style-name="T3">Do you find it difficult/put a lot of time into deciding who to transfer in and out of your team each week?</text:span></text:p>
      <text:p text:style-name="P8"><text:span text:style-name="T3"/></text:p>
      <text:p text:style-name="P8"><text:span text:style-name="T3">Answers:</text:span></text:p>
      <text:p text:style-name="P8"><text:span text:style-name="T3">1. Yes</text:span></text:p>
      <text:p text:style-name="P8"><text:span text:style-name="T3">2. No</text:span></text:p>
      <text:p text:style-name="P8"><text:span text:style-name="T3"/></text:p>
      <text:p text:style-name="P8"><text:span text:style-name="T3">Reason: Justifies making the app in the first place</text:span></text:p>
      <text:p text:style-name="P23"><text:span text:style-name="T3"/></text:p>
      <text:p text:style-name="P8"><text:span text:style-name="T3"/></text:p>
      <text:p text:style-name="P8"><text:span text:style-name="T3">Question 6:</text:span></text:p>
      <text:p text:style-name="P9"><text:span text:style-name="T3">Do wish there was a player comparison tool in the FPL where you could compare 2 player in the same question?</text:span></text:p>
      <text:p text:style-name="P9"><text:span text:style-name="T3"/></text:p>
      <text:p text:style-name="P9"><text:span text:style-name="T3">Answers:</text:span></text:p>
      <text:p text:style-name="P9"><text:span text:style-name="T3">1. Yes</text:span></text:p>
      <text:p text:style-name="P9"><text:span text:style-name="T3">2. No</text:span></text:p>
      <text:p text:style-name="P9"><text:span text:style-name="T3"/></text:p>
      <text:p text:style-name="P9"><text:span text:style-name="T3">Reason: justifies me doing a player comparison tool</text:span></text:p>
      <text:p text:style-name="P24"><text:span text:style-name="T3"/></text:p>
      <text:p text:style-name="P9"><text:span text:style-name="T3"/></text:p>
      <text:p text:style-name="P9"><text:span text:style-name="T3">Question 7</text:span></text:p>
      <text:p text:style-name="P9"><text:span text:style-name="T3">When choosing a GK transfer which of the following aspects do you look at? </text:span><text:span text:style-name="T6">(choose all that apply)</text:span></text:p>
      <text:p text:style-name="P9"><text:span text:style-name="T3"/></text:p>
      <text:p text:style-name="P9"><text:span text:style-name="T3">Answers:</text:span></text:p>
      <text:p text:style-name="P9"><text:span text:style-name="T3">1. Team they play for</text:span></text:p>
      <text:p text:style-name="P9"><text:span text:style-name="T3">2. Number of saves</text:span></text:p>
      <text:p text:style-name="P9"><text:span text:style-name="T3">3. </text:span><text:span text:style-name="T9">T</text:span><text:span text:style-name="T3">otal number of clean sheets</text:span></text:p>
      <text:p text:style-name="P9"><text:span text:style-name="T3">4. </text:span><text:span text:style-name="T9">M</text:span><text:span text:style-name="T3">ost recent </text:span><text:span text:style-name="T6">results (last 3)</text:span></text:p>
      <text:p text:style-name="P13"><text:span text:style-name="T3">5. </text:span><text:span text:style-name="T9">N</text:span><text:span text:style-name="T3">ext 3 fixtures</text:span></text:p>
      <text:p text:style-name="P13"><text:span text:style-name="T3">6. </text:span><text:span text:style-name="T9">A</text:span><text:span text:style-name="T3">verage number of saves a game</text:span></text:p>
      <text:p text:style-name="P13"><text:span text:style-name="T3">7. Total number of minutes played (past 3 gws)</text:span></text:p>
      <text:p text:style-name="P13"><text:span text:style-name="T3">8. </text:span><text:span text:style-name="T9">N</text:span><text:span text:style-name="T3">umber of minutes played in previous week (last 1 gw)</text:span></text:p>
      <text:p text:style-name="P13"><text:span text:style-name="T3">9. </text:span><text:span text:style-name="T9">N</text:span><text:span text:style-name="T3">umber of penalty saves</text:span></text:p>
      <text:p text:style-name="P13"><text:span text:style-name="T3">10.</text:span><text:span text:style-name="T9">N</text:span><text:span text:style-name="T3">umber of assists</text:span></text:p>
      <text:p text:style-name="P13"><text:span text:style-name="T3">11.</text:span><text:span text:style-name="T9">N</text:span><text:span text:style-name="T3">umber of goals scored</text:span></text:p>
      <text:p text:style-name="P16"><text:span text:style-name="T3">12. Availability (Fully fit, injured, suspended)</text:span></text:p>
      <text:p text:style-name="P16"><text:span text:style-name="T3">13. Number of cards (yellow, red)</text:span></text:p>
      <text:p text:style-name="P16"><text:span text:style-name="T3">14. Total number of points</text:span></text:p>
      <text:p text:style-name="P16"><text:span text:style-name="T3">15. Last 3 gw points</text:span></text:p>
      <text:p text:style-name="P16"><text:span text:style-name="T3">16. Last weeks gw points</text:span></text:p>
      <text:p text:style-name="P13"><text:soft-page-break/><text:span text:style-name="T3">1</text:span><text:span text:style-name="T9">7</text:span><text:span text:style-name="T3">. </text:span><text:span text:style-name="T9">O</text:span><text:span text:style-name="T3">ther…</text:span></text:p>
      <text:p text:style-name="P13"><text:span text:style-name="T3"/></text:p>
      <text:p text:style-name="P13"><text:span text:style-name="T3">Reason: what stats people want in the player comparison tool</text:span></text:p>
      <text:p text:style-name="P25"><text:span text:style-name="T3"/></text:p>
      <text:p text:style-name="P13"><text:span text:style-name="T3"/></text:p>
      <text:p text:style-name="P10"><text:span text:style-name="T3">Question </text:span><text:span text:style-name="T6">8</text:span></text:p>
      <text:p text:style-name="P10"><text:span text:style-name="T3">When choosing a </text:span><text:span text:style-name="T6">DEF</text:span><text:span text:style-name="T3"> transfer which of the following aspects do you look at? </text:span><text:span text:style-name="T6">(choose all that apply)</text:span></text:p>
      <text:p text:style-name="P10"><text:span text:style-name="T3"/></text:p>
      <text:p text:style-name="P10"><text:span text:style-name="T3">Answers:</text:span></text:p>
      <text:p text:style-name="P10"><text:span text:style-name="T3">1. Team they play for</text:span></text:p>
      <text:p text:style-name="P10"><text:span text:style-name="T7">2</text:span><text:span text:style-name="T3">. </text:span><text:span text:style-name="T6">T</text:span><text:span text:style-name="T3">otal number of clean sheets</text:span></text:p>
      <text:p text:style-name="P10"><text:span text:style-name="T7">3</text:span><text:span text:style-name="T3">. </text:span><text:span text:style-name="T9">M</text:span><text:span text:style-name="T3">ost recent </text:span><text:span text:style-name="T6">results (last 3)</text:span></text:p>
      <text:p text:style-name="P13"><text:span text:style-name="T7">4</text:span><text:span text:style-name="T3">. </text:span><text:span text:style-name="T9">N</text:span><text:span text:style-name="T3">ext 3 fixtures</text:span></text:p>
      <text:p text:style-name="P13"><text:span text:style-name="T7">5</text:span><text:span text:style-name="T3">. </text:span><text:span text:style-name="T9">A</text:span><text:span text:style-name="T3">verage number of tackles a game</text:span></text:p>
      <text:p text:style-name="P13"><text:span text:style-name="T7">6</text:span><text:span text:style-name="T3">. Total number of minutes played (past 3 gws)</text:span></text:p>
      <text:p text:style-name="P13"><text:span text:style-name="T7">7</text:span><text:span text:style-name="T3">. </text:span><text:span text:style-name="T9">N</text:span><text:span text:style-name="T3">umber of minutes played in previous week (last 1 gw)</text:span></text:p>
      <text:p text:style-name="P13"><text:span text:style-name="T7">8</text:span><text:span text:style-name="T3">. </text:span><text:span text:style-name="T9">N</text:span><text:span text:style-name="T3">umber of assists</text:span></text:p>
      <text:p text:style-name="P13"><text:span text:style-name="T7">9</text:span><text:span text:style-name="T3">. </text:span><text:span text:style-name="T9">N</text:span><text:span text:style-name="T3">umber of goals scored</text:span></text:p>
      <text:p text:style-name="P16"><text:span text:style-name="T3">10. Availability (Fully fit, injured, suspended)</text:span></text:p>
      <text:p text:style-name="P16"><text:span text:style-name="T3">11. Number of cards (yellow, red)</text:span></text:p>
      <text:p text:style-name="P16"><text:span text:style-name="T3">1</text:span><text:span text:style-name="T9">2</text:span><text:span text:style-name="T3">. Total number of points</text:span></text:p>
      <text:p text:style-name="P16"><text:span text:style-name="T3">1</text:span><text:span text:style-name="T9">3</text:span><text:span text:style-name="T3">. Last 3 gw points</text:span></text:p>
      <text:p text:style-name="P16"><text:span text:style-name="T3">1</text:span><text:span text:style-name="T9">4</text:span><text:span text:style-name="T3">. Last weeks gw points</text:span></text:p>
      <text:p text:style-name="P13"><text:span text:style-name="T3">1</text:span><text:span text:style-name="T9">5</text:span><text:span text:style-name="T3">. other…</text:span></text:p>
      <text:p text:style-name="P13"><text:span text:style-name="T3"/></text:p>
      <text:p text:style-name="P13"><text:span text:style-name="T3">Reason: what stats people want in the player comparison tool</text:span></text:p>
      <text:p text:style-name="P13"><text:span text:style-name="T3"/></text:p>
      <text:p text:style-name="P26"><text:span text:style-name="T3"/></text:p>
      <text:p text:style-name="P14"><text:span text:style-name="T3"/></text:p>
      <text:p text:style-name="P11"><text:span text:style-name="T3">Question </text:span><text:span text:style-name="T7">9</text:span></text:p>
      <text:p text:style-name="P11"><text:span text:style-name="T3">When choosing a </text:span><text:span text:style-name="T7">MID</text:span><text:span text:style-name="T3"> transfer which of the following aspects do you look at? </text:span><text:span text:style-name="T6">(choose all that apply)</text:span></text:p>
      <text:p text:style-name="P11"><text:span text:style-name="T3"/></text:p>
      <text:p text:style-name="P11"><text:span text:style-name="T3">Answers:</text:span></text:p>
      <text:p text:style-name="P11"><text:span text:style-name="T3">1. Team they play for</text:span></text:p>
      <text:p text:style-name="P11"><text:span text:style-name="T7">2</text:span><text:span text:style-name="T3">. </text:span><text:span text:style-name="T6">T</text:span><text:span text:style-name="T3">otal number of clean sheets</text:span></text:p>
      <text:p text:style-name="P11"><text:span text:style-name="T7">3</text:span><text:span text:style-name="T3">. </text:span><text:span text:style-name="T9">M</text:span><text:span text:style-name="T3">ost recent </text:span><text:span text:style-name="T6">results (last 3)</text:span></text:p>
      <text:p text:style-name="P14"><text:span text:style-name="T7">4</text:span><text:span text:style-name="T3">. </text:span><text:span text:style-name="T9">N</text:span><text:span text:style-name="T3">ext 3 fixtures</text:span></text:p>
      <text:p text:style-name="P14"><text:span text:style-name="T9">5</text:span><text:span text:style-name="T3">. Total number of minutes played (past 3 gws)</text:span></text:p>
      <text:p text:style-name="P14"><text:span text:style-name="T9">6</text:span><text:span text:style-name="T3">. </text:span><text:span text:style-name="T9">N</text:span><text:span text:style-name="T3">umber of minutes played in previous week (last 1 gw)</text:span></text:p>
      <text:p text:style-name="P14"><text:span text:style-name="T9">7</text:span><text:span text:style-name="T3">. </text:span><text:span text:style-name="T9">N</text:span><text:span text:style-name="T3">umber of assists</text:span></text:p>
      <text:p text:style-name="P14"><text:span text:style-name="T9">8</text:span><text:span text:style-name="T3">. </text:span><text:span text:style-name="T9">N</text:span><text:span text:style-name="T3">umber of goals scored</text:span></text:p>
      <text:p text:style-name="P16"><text:span text:style-name="T9">9</text:span><text:span text:style-name="T3">. Availability (Fully fit, injured, suspended)</text:span></text:p>
      <text:p text:style-name="P16"><text:span text:style-name="T3">1</text:span><text:span text:style-name="T9">0</text:span><text:span text:style-name="T3">. Number of cards (yellow, red)</text:span></text:p>
      <text:p text:style-name="P16"><text:span text:style-name="T3">1</text:span><text:span text:style-name="T9">1</text:span><text:span text:style-name="T3">. Total number of points</text:span></text:p>
      <text:p text:style-name="P16"><text:span text:style-name="T3">1</text:span><text:span text:style-name="T9">2</text:span><text:span text:style-name="T3">. Last 3 gw points</text:span></text:p>
      <text:p text:style-name="P16"><text:span text:style-name="T3">1</text:span><text:span text:style-name="T9">3</text:span><text:span text:style-name="T3">. Last weeks gw points</text:span></text:p>
      <text:p text:style-name="P19"><text:span text:style-name="T3">1</text:span><text:span text:style-name="T9">4</text:span><text:span text:style-name="T3">. </text:span><text:span text:style-name="T9">N</text:span><text:span text:style-name="T3">umber of goals in the past 3 game weeks</text:span></text:p>
      <text:p text:style-name="P19"><text:span text:style-name="T3">1</text:span><text:span text:style-name="T9">5</text:span><text:span text:style-name="T3">, How many games in row have they scored</text:span></text:p>
      <text:p text:style-name="P19"><text:soft-page-break/><text:span text:style-name="T3">1</text:span><text:span text:style-name="T9">6</text:span><text:span text:style-name="T3">. </text:span><text:span text:style-name="T9">N</text:span><text:span text:style-name="T3">umber of assists in the past 3 game weeks</text:span></text:p>
      <text:p text:style-name="P19"><text:span text:style-name="T3">1</text:span><text:span text:style-name="T9">7</text:span><text:span text:style-name="T3">, How many games in row have they assisted</text:span></text:p>
      <text:p text:style-name="P14"><text:span text:style-name="T3">1</text:span><text:span text:style-name="T9">8</text:span><text:span text:style-name="T3">. other…</text:span></text:p>
      <text:p text:style-name="P14"><text:span text:style-name="T3"/></text:p>
      <text:p text:style-name="P14"><text:span text:style-name="T3">Reason: what stats people want in the player comparison tool</text:span></text:p>
      <text:p text:style-name="P14"><text:span text:style-name="T3"/></text:p>
      <text:p text:style-name="P27"><text:span text:style-name="T3"/></text:p>
      <text:p text:style-name="P15"><text:span text:style-name="T3"/></text:p>
      <text:p text:style-name="P12"><text:span text:style-name="T3">Question </text:span><text:span text:style-name="T8">10</text:span></text:p>
      <text:p text:style-name="P12"><text:span text:style-name="T3">When choosing a </text:span><text:span text:style-name="T8">FWR</text:span><text:span text:style-name="T3"> transfer which of the following aspects do you look at? </text:span><text:span text:style-name="T6">(choose all that apply)</text:span></text:p>
      <text:p text:style-name="P12"><text:span text:style-name="T3"/></text:p>
      <text:p text:style-name="P12"><text:span text:style-name="T3">Answers:</text:span></text:p>
      <text:p text:style-name="P12"><text:span text:style-name="T3">1. Team they play for</text:span></text:p>
      <text:p text:style-name="P12"><text:span text:style-name="T9">2</text:span><text:span text:style-name="T3">. </text:span><text:span text:style-name="T9">M</text:span><text:span text:style-name="T3">ost recent </text:span><text:span text:style-name="T6">results (last 3)</text:span></text:p>
      <text:p text:style-name="P15"><text:span text:style-name="T9">3</text:span><text:span text:style-name="T3">. </text:span><text:span text:style-name="T9">N</text:span><text:span text:style-name="T3">ext 3 fixtures</text:span></text:p>
      <text:p text:style-name="P15"><text:span text:style-name="T9">4</text:span><text:span text:style-name="T3">. Total number of minutes played (past 3 gws)</text:span></text:p>
      <text:p text:style-name="P15"><text:span text:style-name="T9">5</text:span><text:span text:style-name="T3">. </text:span><text:span text:style-name="T9">N</text:span><text:span text:style-name="T3">umber of minutes played in previous week (last 1 gw)</text:span></text:p>
      <text:p text:style-name="P15"><text:span text:style-name="T9">6</text:span><text:span text:style-name="T3">. </text:span><text:span text:style-name="T9">N</text:span><text:span text:style-name="T3">umber of assists</text:span></text:p>
      <text:p text:style-name="P15"><text:span text:style-name="T9">7</text:span><text:span text:style-name="T3">. </text:span><text:span text:style-name="T9">N</text:span><text:span text:style-name="T3">umber of goals scored</text:span></text:p>
      <text:p text:style-name="P17"><text:span text:style-name="T9">8</text:span><text:span text:style-name="T3">. Availability (Fully fit, injured, suspended)</text:span></text:p>
      <text:p text:style-name="P18"><text:span text:style-name="T9">9</text:span><text:span text:style-name="T3">. Number of cards (yellow, red)</text:span></text:p>
      <text:p text:style-name="P18"><text:span text:style-name="T9">10</text:span><text:span text:style-name="T3">. Total number of points</text:span></text:p>
      <text:p text:style-name="P17"><text:span text:style-name="T3">1</text:span><text:span text:style-name="T9">1</text:span><text:span text:style-name="T3">. Last 3 gw points</text:span></text:p>
      <text:p text:style-name="P17"><text:span text:style-name="T3">1</text:span><text:span text:style-name="T9">2</text:span><text:span text:style-name="T3">. Last weeks gw points</text:span></text:p>
      <text:p text:style-name="P19"><text:span text:style-name="T3">1</text:span><text:span text:style-name="T9">3</text:span><text:span text:style-name="T3">. </text:span><text:span text:style-name="T9">N</text:span><text:span text:style-name="T3">umber of goals in the past 3 game weeks</text:span></text:p>
      <text:p text:style-name="P19"><text:span text:style-name="T3">1</text:span><text:span text:style-name="T9">4</text:span><text:span text:style-name="T3">, How many games in row have they scored</text:span></text:p>
      <text:p text:style-name="P19"><text:span text:style-name="T3">1</text:span><text:span text:style-name="T9">5</text:span><text:span text:style-name="T3">. </text:span><text:span text:style-name="T9">N</text:span><text:span text:style-name="T3">umber of assists in the past 3 game weeks</text:span></text:p>
      <text:p text:style-name="P19"><text:span text:style-name="T3">1</text:span><text:span text:style-name="T9">6</text:span><text:span text:style-name="T3">, How many games in row have they assisted</text:span></text:p>
      <text:p text:style-name="P15"><text:span text:style-name="T3">1</text:span><text:span text:style-name="T9">7</text:span><text:span text:style-name="T3">. other…</text:span></text:p>
      <text:p text:style-name="P15"><text:span text:style-name="T3"/></text:p>
      <text:p text:style-name="P15"><text:span text:style-name="T3">Reason: what stats people want in the player comparison to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5:46:18.070205875</meta:creation-date>
    <dc:date>2020-11-26T15:52:53.586889914</dc:date>
    <meta:editing-duration>PT27M1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30" meta:word-count="813" meta:character-count="4303" meta:non-whitespace-character-count="3619"/>
  </office:meta>
</office:document-meta>
</file>